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none" fo:border-right="none" fo:border-top="none" fo:border-bottom="1.3pt solid #000000"/>
    </style:style>
    <style:style style:name="Tabelle1.B1" style:family="table-cell">
      <style:table-cell-properties fo:padding="0.097cm" fo:border-left="0.05pt solid #000000" fo:border-right="none" fo:border-top="none" fo:border-bottom="1.3pt solid #000000"/>
    </style:style>
    <style:style style:name="Tabelle1.A2" style:family="table-cell">
      <style:table-cell-properties fo:padding="0.097cm" fo:border-left="none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A6" style:family="table-cell">
      <style:table-cell-properties fo:padding="0.097cm" fo:border="none"/>
    </style:style>
    <style:style style:name="Tabelle1.B6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Header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" fo:font-size="11pt" fo:font-weight="bold" style:font-name-asian="FreeMono" style:font-size-asian="9.60000038146973pt" style:font-weight-asian="bold" style:font-name-complex="FreeMono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fo:font-weight="bold" style:font-name-asian="FreeMono" style:font-size-asian="9.60000038146973pt" style:font-weight-asian="bold" style:font-name-complex="FreeMono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1pt" fo:font-weight="bold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name-asian="FreeMono" style:font-size-asian="9.60000038146973pt" style:font-weight-asian="normal" style:font-name-complex="FreeMono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i"/>
    </style:style>
    <style:style style:name="P10" style:family="paragraph" style:parent-style-name="Standard">
      <style:paragraph-properties fo:line-height="150%" fo:text-align="start" style:justify-single-word="false"/>
      <style:text-properties style:font-name="FreeMono" fo:font-size="11pt" fo:font-weight="normal" style:font-name-asian="FreeMono" style:font-size-asian="9.60000038146973pt" style:font-weight-asian="normal" style:font-name-complex="FreeMono" style:font-size-complex="11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FreeMono" fo:font-size="11pt" fo:font-weight="normal" style:font-name-asian="FreeMono" style:font-size-asian="9.60000038146973pt" style:font-weight-asian="normal" style:font-name-complex="FreeMono" style:font-size-complex="11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FreeMono" fo:font-size="11pt" fo:font-weight="normal" style:font-name-asian="FreeMono" style:font-size-asian="11pt" style:font-weight-asian="normal" style:font-name-complex="FreeMono" style:font-size-complex="11pt" style:font-weight-complex="normal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style:font-name="Calibri" fo:font-size="11pt" fo:font-weight="bold" style:font-name-asian="FreeMono" style:font-size-asian="9.60000038146973pt" style:font-weight-asian="bold" style:font-name-complex="FreeMono" style:font-size-complex="11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style:font-name-asian="FreeMono" style:font-size-asian="9.60000038146973pt" style:font-name-complex="FreeMono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FreeMono" fo:font-size="11pt" fo:font-weight="normal" style:font-name-asian="FreeMono" style:font-size-asian="11pt" style:font-weight-asian="normal" style:font-name-complex="FreeMono" style:font-size-complex="11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FreeMono" fo:font-weight="normal" style:font-size-asian="11pt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name-asian="FreeMono" style:font-size-asian="11pt" style:font-weight-asian="normal" style:font-name-complex="FreeMono" style:font-size-complex="11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ibri" fo:font-weight="normal" style:font-size-asian="11pt" style:font-weight-asian="normal" style:font-weight-complex="normal"/>
    </style:style>
    <style:style style:name="T1" style:family="text">
      <style:text-properties style:font-name="FreeMono"/>
    </style:style>
    <style:style style:name="T2" style:family="text">
      <style:text-properties style:font-name="FreeMono" style:font-name-asian="FreeMono" style:font-name-complex="FreeMono"/>
    </style:style>
    <style:style style:name="T3" style:family="text">
      <style:text-properties style:font-name="FreeMono" fo:font-size="11pt" fo:font-weight="normal" style:font-name-asian="FreeMono" style:font-size-asian="9.60000038146973pt" style:font-weight-asian="normal" style:font-name-complex="FreeMono" style:font-size-complex="11pt" style:font-weight-complex="normal"/>
    </style:style>
    <style:style style:name="T4" style:family="text">
      <style:text-properties style:font-name="FreeMono" fo:font-size="11pt" fo:font-weight="normal" style:font-name-asian="FreeMono" style:font-size-asian="11pt" style:font-weight-asian="normal" style:font-name-complex="FreeMono" style:font-size-complex="11pt" style:font-weight-complex="normal"/>
    </style:style>
    <style:style style:name="T5" style:family="text">
      <style:text-properties style:font-name="FreeMono" fo:font-weight="normal" style:font-size-asian="11pt" style:font-weight-asian="normal" style:font-weight-complex="normal"/>
    </style:style>
    <style:style style:name="T6" style:family="text">
      <style:text-properties fo:font-size="11pt" fo:font-weight="normal" style:font-name-asian="FreeMono" style:font-size-asian="9.60000038146973pt" style:font-weight-asian="normal" style:font-name-complex="FreeMono" style:font-size-complex="11pt" style:font-weight-complex="normal"/>
    </style:style>
    <style:style style:name="T7" style:family="text">
      <style:text-properties fo:font-weight="normal" style:font-size-asian="11pt" style:font-weight-asian="normal" style:font-weight-complex="normal"/>
    </style:style>
    <style:style style:name="T8" style:family="text">
      <style:text-properties style:font-name="Calibri" fo:font-size="11pt" fo:font-weight="normal" style:font-name-asian="FreeMono" style:font-size-asian="11pt" style:font-weight-asian="normal" style:font-name-complex="FreeMono" style:font-size-complex="11pt" style:font-weight-complex="normal"/>
    </style:style>
    <style:style style:name="T9" style:family="text">
      <style:text-properties style:font-name="Calibri" fo:font-size="11pt" fo:font-weight="normal" style:font-name-asian="FreeMono" style:font-size-asian="9.60000038146973pt" style:font-weight-asian="normal" style:font-name-complex="FreeMono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/>
      <text:p text:style-name="P8">PBI – Übung 3</text:p>
      <text:p text:style-name="P8">Lösungen</text:p>
      <text:p text:style-name="P7"/>
      <text:p text:style-name="P4">Aufgabe 3.1:</text:p>
      <text:p text:style-name="P6"><text:tab/></text:p>
      <text:p text:style-name="P6"><text:tab/><text:span text:style-name="T1">12_4.6_Z </text:span><text:span text:style-name="T2">→</text:span></text:p>
      <text:p text:style-name="P11"><text:tab/><text:tab/>num = 3, n = 12, z = 4.6, c = Z</text:p>
      <text:p text:style-name="P11"><text:tab/></text:p>
      <text:p text:style-name="P11"><text:tab/>4.6_12_Z →</text:p>
      <text:p text:style-name="P11"><text:tab/><text:tab/>num = 3, n = 4, z = 0.6, c = 1</text:p>
      <text:p text:style-name="P11"/>
      <text:p text:style-name="P11"><text:tab/>12_4.6_4.6 →</text:p>
      <text:p text:style-name="P11"><text:tab/><text:tab/>num = 3, n = 12, z = 4.6, c = 4</text:p>
      <text:p text:style-name="P11"/>
      <text:p text:style-name="P11"><text:tab/>____12_4.6________Z →</text:p>
      <text:p text:style-name="P11"><text:tab/><text:tab/>num = 3, n = 12, z = 4.6, c = Z</text:p>
      <text:p text:style-name="P11"/>
      <text:p text:style-name="P11"><text:tab/>1234x56.6Y →</text:p>
      <text:p text:style-name="P11"><text:tab/><text:tab/>num = 1, n = 1234, z = 9.99, c = 9</text:p>
      <text:p text:style-name="P5"/>
      <text:p text:style-name="P3"/>
      <text:p text:style-name="P3">Aufgabe 3.2:</text:p>
      <text:p text:style-name="P3"/>
      <text:p text:style-name="P3"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Rechnertyp</text:p>
          </table:table-cell>
          <table:table-cell table:style-name="Tabelle1.B1" office:value-type="string">
            <text:p text:style-name="P16">Ergebnis</text:p>
          </table:table-cell>
        </table:table-row>
        <table:table-row>
          <table:table-cell table:style-name="Tabelle1.A2" office:value-type="string">
            <text:p text:style-name="P16">www.google.de/#q=taschenrechner</text:p>
          </table:table-cell>
          <table:table-cell table:style-name="Tabelle1.B2" office:value-type="string">
            <text:p text:style-name="P16">0</text:p>
          </table:table-cell>
        </table:table-row>
        <table:table-row>
          <table:table-cell table:style-name="Tabelle1.A2" office:value-type="string">
            <text:p text:style-name="P16">Casio fx-991ES</text:p>
          </table:table-cell>
          <table:table-cell table:style-name="Tabelle1.B2" office:value-type="string">
            <text:p text:style-name="P16">0</text:p>
          </table:table-cell>
        </table:table-row>
        <table:table-row>
          <table:table-cell table:style-name="Tabelle1.A2" office:value-type="string">
            <text:p text:style-name="P16">www.rechneronline.de/taschenrechner/</text:p>
          </table:table-cell>
          <table:table-cell table:style-name="Tabelle1.B2" office:value-type="string">
            <text:p text:style-name="P16">4</text:p>
          </table:table-cell>
        </table:table-row>
        <table:table-row>
          <table:table-cell table:style-name="Tabelle1.A2" office:value-type="string">
            <text:p text:style-name="P16">Kopf</text:p>
          </table:table-cell>
          <table:table-cell table:style-name="Tabelle1.B2" office:value-type="string">
            <text:p text:style-name="P16">4.56789</text:p>
          </table:table-cell>
        </table:table-row>
        <table:table-row>
          <table:table-cell table:style-name="Tabelle1.A6" office:value-type="string">
            <text:p text:style-name="P16">dc</text:p>
          </table:table-cell>
          <table:table-cell table:style-name="Tabelle1.B6" office:value-type="string">
            <text:p text:style-name="P16">4.56789</text:p>
          </table:table-cell>
        </table:table-row>
      </table:table>
      <text:p text:style-name="P3"/>
      <text:p text:style-name="P3"/>
      <text:p text:style-name="P15"/>
      <text:p text:style-name="P3"/>
      <text:p text:style-name="P3">Aufgabe 3.3:</text:p>
      <text:p text:style-name="P3"><text:tab/></text:p>
      <text:p text:style-name="P3"><text:tab/><text:span text:style-name="T7">Eine Variable definiert man analog zur Programmiersprache C durch <text:tab/>eine <text:tab/>einfache Zuweisung mittels des '=' Operators.</text:span></text:p>
      <text:p text:style-name="P3"><text:span text:style-name="T7"><text:tab/>Ein Beispiel:<text:tab/><text:tab/></text:span><text:span text:style-name="T5">EXECUTABLE=quersumme.x</text:span></text:p>
      <text:p text:style-name="P12"><text:tab/></text:p>
      <text:p text:style-name="P19"><text:tab/>Eine Regel lässt sich nach der folgenden Syntax definieren:</text:p>
      <text:p text:style-name="P13"><text:span text:style-name="T8"><text:tab/><text:tab/><text:tab/><text:tab/></text:span><text:span text:style-name="T4">t</text:span><text:span text:style-name="T5">arget: relation</text:span></text:p>
      <text:p text:style-name="P18"><text:tab/><text:tab/><text:tab/><text:tab/><text:tab/>command</text:p>
      <text:p text:style-name="P9"><text:span text:style-name="T7"><text:tab/>Das Target ist dabei das Ziel dieser Regel. Führt man diese Regel aus <text:tab/>(„</text:span><text:span text:style-name="T5">make target</text:span><text:span text:style-name="T7">“) wird überprüft ob ihr Änderungsdatum älter als das der </text:span></text:p>
      <text:p text:style-name="P9"><text:span text:style-name="T7"><text:tab/>Relations-Dateien ist. Ist dies nicht der Fall wird die </text:span><text:span text:style-name="T5">make</text:span><text:span text:style-name="T7">-Operation <text:tab/>abgebrochen. Ist dies jedoch der Fall wird die </text:span><text:span text:style-name="T5">make</text:span><text:span text:style-name="T7">-Operation gemäß der <text:tab/></text:span><text:span text:style-name="T5">command</text:span><text:span text:style-name="T7">-Zeile ausgeführt.</text:span></text:p>
      <text:p text:style-name="P20"/>
      <text:p text:style-name="P9"><text:span text:style-name="T7"><text:tab/>Die erstellte </text:span><text:span text:style-name="T3">makefile</text:span><text:span text:style-name="T7"> befindet sich im selben Archiv. Sie schreibt das <text:tab/>für <text:tab/>Aufgabe 3.4 erstellte </text:span><text:span text:style-name="T3">quersumme.c</text:span><text:span text:style-name="T6"> mit dem Commando </text:span><text:span text:style-name="T3">make all </text:span><text:span text:style-name="T6">erst in <text:tab/>eine </text:span><text:span text:style-name="T3">.o </text:span><text:span text:style-name="T6">und dann in eine </text:span><text:span text:style-name="T3">.x</text:span><text:span text:style-name="T6"> Datei um. Da die Variable </text:span><text:span text:style-name="T3">SOURCES</text:span><text:span text:style-name="T6"> durch </text:span><text:span text:style-name="T3">wildcard <text:tab/>*.c </text:span><text:span text:style-name="T9">definiert ist läs</text:span><text:span text:style-name="T6">st sich diese </text:span><text:span text:style-name="T3">makefile</text:span><text:span text:style-name="T6"> für jede beliebige </text:span><text:span text:style-name="T3">.c</text:span><text:span text:style-name="T6"> Datei nutzen. <text:tab/>Ich habe mich dabei für keinerlei </text:span><text:span text:style-name="T3">gcc</text:span><text:span text:style-name="T6"> Standard-Optionen entschieden, da ich <text:tab/></text:span><text:span text:style-name="T3">gcc</text:span><text:span text:style-name="T6"> nicht benutzt habe (und dies eigentlich auch in der Aufgabenstellung im <text:tab/>Absatz vorher untersagt wurde).</text:span></text:p>
      <text:p text:style-name="P12"/>
      <text:p text:style-name="P2"/>
      <text:p text:style-name="P2">Aufgabe 3.4: </text:p>
      <text:p text:style-name="P10"><text:tab/></text:p>
      <text:p text:style-name="P10"><text:tab/>quersumme.c</text:p>
      <text:p text:style-name="P10"><text:tab/>makefile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elix Braun (5881661)<text:tab/><text:tab/>Hamburg, 6.11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3-11-06T11:53:07</meta:creation-date>
    <dc:date>2013-11-07T17:33:12</dc:date>
    <dc:creator>Felix </dc:creator>
    <meta:editing-duration>PT2H32M55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2" meta:paragraph-count="46" meta:word-count="259" meta:character-count="1553" meta:non-whitespace-character-count="1278"/>
  </office:meta>
</office:document-meta>
</file>